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56cm" fo:min-width="6.71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597cm" fo:min-width="6.71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55cm" fo:min-width="6.71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54cm" fo:min-width="6.71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58cm" fo:min-width="6.71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156cm" fo:min-width="6.71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571cm" fo:min-width="6.715cm"/>
    </style:style>
    <style:style style:name="gr8" style:family="graphic" style:parent-style-name="standard">
      <style:graphic-properties draw:marker-start="Arrow" draw:marker-start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8cm" fo:min-width="0.002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2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9cm" fo:min-width="0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128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2.13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921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92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919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3.067cm"/>
    </style:style>
    <style:style style:name="gr1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3.066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158cm" fo:min-width="6.714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155cm" fo:min-width="6.714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154cm" fo:min-width="6.714cm"/>
    </style:style>
    <style:style style:name="gr24" style:family="graphic" style:parent-style-name="objectwithoutfill">
      <style:graphic-properties svg:stroke-color="#000000" draw:fill="solid" draw:textarea-vertical-align="middle"/>
    </style:style>
    <style:style style:name="gr25" style:family="graphic" style:parent-style-name="objectwithoutfill">
      <style:graphic-properties draw:marker-end="Arrow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1.575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2.362cm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1.423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ffff"/>
      <style:paragraph-properties fo:text-align="center"/>
      <style:text-properties fo:font-size="18pt" style:font-size-asian="24pt" style:font-size-complex="24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loext:graphic-properties draw:fill="solid"/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style:text-position="0% 100%" fo:font-size="18pt" style:font-size-asian="24pt" style:font-size-complex="24pt"/>
    </style:style>
    <style:style style:name="P7" style:family="paragraph">
      <style:paragraph-properties fo:text-align="center"/>
      <style:text-properties style:text-position="0% 100%" fo:font-size="18pt"/>
    </style:style>
    <style:style style:name="P8" style:family="paragraph">
      <loext:graphic-properties draw:fill="none" draw:fill-color="#ffffff"/>
      <style:paragraph-properties fo:text-align="center"/>
      <style:text-properties style:text-position="0% 100%" fo:font-size="18pt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style:font-size-asian="24pt" style:font-size-complex="24pt"/>
    </style:style>
    <style:style style:name="T2" style:family="text">
      <style:text-properties style:text-position="-33% 58%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14cm" svg:height="1.406cm" svg:x="8.96cm" svg:y="4.141cm">
          <text:p text:style-name="P1"><text:span text:style-name="T1">rbp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213cm" svg:height="2.847cm" svg:x="8.97cm" svg:y="5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7.213cm" svg:height="1.405cm" svg:x="8.97cm" svg:y="8.352cm">
          <text:p text:style-name="P1"><text:span text:style-name="T3">rip(ma</text:span><text:span text:style-name="T3">in) <text:s/>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213cm" svg:height="1.404cm" svg:x="8.97cm" svg:y="9.757cm">
          <text:p text:style-name="P1"><text:span text:style-name="T1">rbp</text:span><text:span text:style-name="T2">1 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213cm" svg:height="1.408cm" svg:x="8.97cm" svg:y="11.161cm">
          <text:p text:style-name="P1"><text:span text:style-name="T1">a[1] = 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213cm" svg:height="1.406cm" svg:x="8.97cm" svg:y="17.688cm">
          <text:p text:style-name="P1"><text:span text:style-name="T1">rip(sm</text:span><text:span text:style-name="T1">ash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213cm" svg:height="1.408cm" svg:x="8.97cm" svg:y="19.094cm">
          <text:p text:style-name="P1"><text:span text:style-name="T1">rbp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15cm" svg:height="2.821cm" svg:x="8.964cm" svg:y="20.4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213cm" svg:height="1.408cm" svg:x="8.97cm" svg:y="26.113cm">
          <text:p text:style-name="P1"><text:span text:style-name="T1">rip(vir</text:span><text:span text:style-name="T1">us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934cm" svg:y1="4.141cm" svg:x2="6.845cm" svg:y2="4.141cm">
          <text:p/>
        </draw:line>
        <draw:line draw:style-name="gr8" draw:text-style-name="P1" draw:layer="layout" svg:x1="9.047cm" svg:y1="27.567cm" svg:x2="6.958cm" svg:y2="27.567cm">
          <text:p/>
        </draw:line>
        <draw:line draw:style-name="gr8" draw:text-style-name="P1" draw:layer="layout" svg:x1="9.047cm" svg:y1="20.511cm" svg:x2="6.958cm" svg:y2="20.511cm">
          <text:p/>
        </draw:line>
        <draw:line draw:style-name="gr8" draw:text-style-name="P1" draw:layer="layout" svg:x1="9.047cm" svg:y1="19.029cm" svg:x2="6.958cm" svg:y2="19.029cm">
          <text:p/>
        </draw:line>
        <draw:line draw:style-name="gr8" draw:text-style-name="P1" draw:layer="layout" svg:x1="9.047cm" svg:y1="11.2cm" svg:x2="6.958cm" svg:y2="11.2cm">
          <text:p/>
        </draw:line>
        <draw:line draw:style-name="gr8" draw:text-style-name="P1" draw:layer="layout" svg:x1="9.047cm" svg:y1="9.841cm" svg:x2="6.958cm" svg:y2="9.841cm">
          <text:p/>
        </draw:line>
        <draw:line draw:style-name="gr8" draw:text-style-name="P1" draw:layer="layout" svg:x1="8.934cm" svg:y1="5.623cm" svg:x2="6.845cm" svg:y2="5.623cm">
          <text:p/>
        </draw:line>
        <draw:line draw:style-name="gr8" draw:text-style-name="P1" draw:layer="layout" svg:x1="16.165cm" svg:y1="5.5cm" svg:x2="18.123cm" svg:y2="5.5cm">
          <text:p/>
        </draw:line>
        <draw:line draw:style-name="gr8" draw:text-style-name="P1" draw:layer="layout" svg:x1="16.175cm" svg:y1="20.601cm" svg:x2="18.133cm" svg:y2="20.601cm">
          <text:p/>
        </draw:line>
        <draw:line draw:style-name="gr8" draw:text-style-name="P1" draw:layer="layout" svg:x1="16.175cm" svg:y1="11.077cm" svg:x2="18.133cm" svg:y2="11.077cm">
          <text:p/>
        </draw:line>
        <draw:frame draw:style-name="gr9" draw:text-style-name="P3" draw:layer="layout" svg:width="0.437cm" svg:height="1.838cm" svg:x="11.558cm" svg:y="4.407cm">
          <draw:text-box>
            <text:p/>
          </draw:text-box>
        </draw:frame>
        <draw:frame draw:style-name="gr10" draw:text-style-name="P4" draw:layer="layout" svg:width="2.164cm" svg:height="1.481cm" svg:x="18.252cm" svg:y="4.807cm">
          <draw:text-box>
            <text:p text:style-name="P1"><text:span text:style-name="T1">rbp</text:span><text:span text:style-name="T2">1</text:span></text:p>
          </draw:text-box>
        </draw:frame>
        <draw:frame draw:style-name="gr11" draw:text-style-name="P3" draw:layer="layout" svg:width="0.436cm" svg:height="1.839cm" svg:x="19.651cm" svg:y="5.42cm">
          <draw:text-box>
            <text:p/>
          </draw:text-box>
        </draw:frame>
        <draw:frame draw:style-name="gr12" draw:text-style-name="P3" draw:layer="layout" svg:width="0.383cm" svg:height="1.187cm" svg:x="20.233cm" svg:y="9.404cm">
          <draw:text-box>
            <text:p/>
          </draw:text-box>
        </draw:frame>
        <draw:frame draw:style-name="gr13" draw:text-style-name="P4" draw:layer="layout" svg:width="2.164cm" svg:height="2.378cm" svg:x="18.34cm" svg:y="19.416cm">
          <draw:text-box>
            <text:p text:style-name="P1"><text:span text:style-name="T1">rbp</text:span><text:span text:style-name="T2">3</text:span></text:p>
          </draw:text-box>
        </draw:frame>
        <draw:frame draw:style-name="gr14" draw:text-style-name="P4" draw:layer="layout" svg:width="2.164cm" svg:height="2.38cm" svg:x="18.34cm" svg:y="10.048cm">
          <draw:text-box>
            <text:p text:style-name="P1"><text:span text:style-name="T1">rbp</text:span><text:span text:style-name="T2">2</text:span></text:p>
          </draw:text-box>
        </draw:frame>
        <draw:frame draw:style-name="gr15" draw:text-style-name="P4" draw:layer="layout" svg:width="2.194cm" svg:height="2.171cm" svg:x="4.758cm" svg:y="3.188cm">
          <draw:text-box>
            <text:p text:style-name="P1"><text:span text:style-name="T1">rsp</text:span><text:span text:style-name="T2">0</text:span></text:p>
          </draw:text-box>
        </draw:frame>
        <draw:frame draw:style-name="gr16" draw:text-style-name="P4" draw:layer="layout" svg:width="2.194cm" svg:height="2.17cm" svg:x="4.702cm" svg:y="4.593cm">
          <draw:text-box>
            <text:p text:style-name="P1"><text:span text:style-name="T1">rsp</text:span><text:span text:style-name="T2">1</text:span></text:p>
          </draw:text-box>
        </draw:frame>
        <draw:frame draw:style-name="gr17" draw:text-style-name="P4" draw:layer="layout" svg:width="2.194cm" svg:height="2.169cm" svg:x="4.743cm" svg:y="19.476cm">
          <draw:text-box>
            <text:p text:style-name="P1"><text:span text:style-name="T1">rsp</text:span><text:span text:style-name="T2">5</text:span></text:p>
          </draw:text-box>
        </draw:frame>
        <draw:frame draw:style-name="gr16" draw:text-style-name="P4" draw:layer="layout" svg:width="2.194cm" svg:height="2.17cm" svg:x="4.743cm" svg:y="17.975cm">
          <draw:text-box>
            <text:p text:style-name="P1"><text:span text:style-name="T1">rsp</text:span><text:span text:style-name="T2">4</text:span></text:p>
          </draw:text-box>
        </draw:frame>
        <draw:frame draw:style-name="gr15" draw:text-style-name="P4" draw:layer="layout" svg:width="2.194cm" svg:height="2.171cm" svg:x="4.639cm" svg:y="10.196cm">
          <draw:text-box>
            <text:p text:style-name="P1"><text:span text:style-name="T1">rsp</text:span><text:span text:style-name="T2">3</text:span></text:p>
          </draw:text-box>
        </draw:frame>
        <draw:frame draw:style-name="gr17" draw:text-style-name="P4" draw:layer="layout" svg:width="2.194cm" svg:height="2.169cm" svg:x="4.639cm" svg:y="8.697cm">
          <draw:text-box>
            <text:p text:style-name="P1"><text:span text:style-name="T1">rsp</text:span><text:span text:style-name="T2">2</text:span></text:p>
          </draw:text-box>
        </draw:frame>
        <draw:frame draw:style-name="gr15" draw:text-style-name="P4" draw:layer="layout" svg:width="2.194cm" svg:height="2.171cm" svg:x="4.674cm" svg:y="26.429cm">
          <draw:text-box>
            <text:p text:style-name="P1"><text:span text:style-name="T1">rsp</text:span><text:span text:style-name="T2">6</text:span></text:p>
          </draw:text-box>
        </draw:frame>
        <draw:frame draw:style-name="gr18" draw:text-style-name="P4" draw:layer="layout" svg:width="2.318cm" svg:height="3.317cm" svg:x="6.527cm" svg:y="12.317cm">
          <draw:text-box>
            <text:p text:style-name="P1"><text:span text:style-name="T1">16 bytes</text:span></text:p>
          </draw:text-box>
        </draw:frame>
        <draw:line draw:style-name="gr19" draw:text-style-name="P5" draw:layer="layout" svg:x1="7.628cm" svg:y1="12.692cm" svg:x2="7.628cm" svg:y2="11.237cm">
          <text:p/>
        </draw:line>
        <draw:line draw:style-name="gr19" draw:text-style-name="P5" draw:layer="layout" svg:x1="7.657cm" svg:y1="15.264cm" svg:x2="7.657cm" svg:y2="16.719cm">
          <text:p/>
        </draw:line>
        <draw:frame draw:style-name="gr20" draw:text-style-name="P4" draw:layer="layout" svg:width="2.317cm" svg:height="3.316cm" svg:x="16.175cm" svg:y="21.829cm">
          <draw:text-box>
            <text:p text:style-name="P1"><text:span text:style-name="T1">16 </text:span><text:span text:style-name="T1">byte</text:span><text:span text:style-name="T1">s</text:span></text:p>
          </draw:text-box>
        </draw:frame>
        <draw:line draw:style-name="gr19" draw:text-style-name="P5" draw:layer="layout" svg:x1="17.304cm" svg:y1="22.096cm" svg:x2="17.304cm" svg:y2="20.641cm">
          <text:p/>
        </draw:line>
        <draw:line draw:style-name="gr19" draw:text-style-name="P5" draw:layer="layout" svg:x1="17.304cm" svg:y1="24.849cm" svg:x2="17.304cm" svg:y2="26.304cm">
          <text:p/>
        </draw:line>
        <draw:custom-shape draw:style-name="gr1" draw:text-style-name="P2" draw:layer="layout" svg:width="7.214cm" svg:height="1.406cm" svg:x="8.961cm" svg:y="12.542cm">
          <text:p text:style-name="P1"><text:span text:style-name="T1">a[0] = 5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7.214cm" svg:height="1.408cm" svg:x="8.961cm" svg:y="13.948cm"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214cm" svg:height="1.405cm" svg:x="8.961cm" svg:y="15.3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214cm" svg:height="1.405cm" svg:x="8.961cm" svg:y="23.31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7.214cm" svg:height="1.404cm" svg:x="8.961cm" svg:y="24.719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961cm" svg:y1="24.799cm" svg:x2="6.875cm" svg:y2="23.611cm">
          <text:p/>
        </draw:line>
        <draw:line draw:style-name="gr8" draw:text-style-name="P1" draw:layer="layout" svg:x1="8.961cm" svg:y1="24.799cm" svg:x2="6.788cm" svg:y2="25.838cm">
          <text:p/>
        </draw:line>
        <draw:frame draw:style-name="gr16" draw:text-style-name="P4" draw:layer="layout" svg:width="2.438cm" svg:height="2.17cm" svg:x="4.61cm" svg:y="24.705cm">
          <draw:text-box>
            <text:p text:style-name="P1"><text:span text:style-name="T1">rcx</text:span></text:p>
          </draw:text-box>
        </draw:frame>
        <draw:frame draw:style-name="gr15" draw:text-style-name="P4" draw:layer="layout" svg:width="2.193cm" svg:height="2.171cm" svg:x="4.681cm" svg:y="22.423cm">
          <draw:text-box>
            <text:p text:style-name="P1"><text:span text:style-name="T1">rs</text:span><text:span text:style-name="T4">i</text:span></text:p>
          </draw:text-box>
        </draw:frame>
        <draw:line draw:style-name="gr24" draw:text-style-name="P5" draw:layer="layout" svg:x1="11.641cm" svg:y1="10.688cm" svg:x2="13.016cm" svg:y2="10.088cm">
          <text:p/>
        </draw:line>
        <draw:line draw:style-name="gr24" draw:text-style-name="P5" draw:layer="layout" svg:x1="11.116cm" svg:y1="9.488cm" svg:x2="13.156cm" svg:y2="8.688cm">
          <text:p/>
        </draw:line>
        <draw:line draw:style-name="gr25" draw:text-style-name="P5" draw:layer="layout" svg:x1="13.552cm" svg:y1="10.488cm" svg:x2="20.116cm" svg:y2="10.488cm">
          <text:p/>
        </draw:line>
        <draw:frame draw:style-name="gr26" draw:text-style-name="P4" draw:layer="layout" svg:width="3.2cm" svg:height="1.825cm" svg:x="20.06cm" svg:y="9.588cm">
          <draw:text-box>
            <text:p text:style-name="P1"><text:span text:style-name="T1">a[2] = 6</text:span></text:p>
          </draw:text-box>
        </draw:frame>
        <draw:line draw:style-name="gr25" draw:text-style-name="P5" draw:layer="layout" svg:x1="14.416cm" svg:y1="9.088cm" svg:x2="17.816cm" svg:y2="7.888cm">
          <text:p/>
        </draw:line>
        <draw:frame draw:style-name="gr27" draw:text-style-name="P8" draw:layer="layout" svg:width="6.948cm" svg:height="2.612cm" svg:x="17.652cm" svg:y="6.542cm">
          <draw:text-box>
            <text:p text:style-name="P7"><text:span text:style-name="T4">0</text:span><text:span text:style-name="T4">x</text:span><text:span text:style-name="T4">0</text:span><text:span text:style-name="T4">0</text:span><text:span text:style-name="T4">0</text:span><text:span text:style-name="T4">0</text:span><text:span text:style-name="T4">5</text:span><text:span text:style-name="T4">5</text:span><text:span text:style-name="T4">5</text:span><text:span text:style-name="T4">5</text:span><text:span text:style-name="T4">5</text:span><text:span text:style-name="T4">5</text:span><text:span text:style-name="T4">5</text:span><text:span text:style-name="T4">5</text:span><text:span text:style-name="T4">5</text:span><text:span text:style-name="T4">1</text:span><text:span text:style-name="T4">3</text:span><text:span text:style-name="T4">9</text:span></text:p>
          </draw:text-box>
        </draw:frame>
        <draw:frame draw:style-name="gr28" draw:text-style-name="P4" draw:layer="layout" svg:width="4.2cm" svg:height="1.673cm" svg:x="18.71cm" svg:y="8.092cm">
          <draw:text-box>
            <text:p text:style-name="P1"><text:span text:style-name="T1">(IP of virus)</text:span></text:p>
          </draw:text-box>
        </draw:frame>
        <draw:line draw:style-name="gr24" draw:text-style-name="P9" draw:layer="layout" svg:x1="5.01cm" svg:y1="16.888cm" svg:x2="20.21cm" svg:y2="26.2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8T19:15:05.632412810</meta:creation-date>
    <dc:date>2020-05-18T22:46:51.897883006</dc:date>
    <meta:editing-duration>PT3H31M26S</meta:editing-duration>
    <meta:editing-cycles>42</meta:editing-cycles>
    <meta:generator>LibreOffice/6.2.8.2$Linux_X86_64 LibreOffice_project/20$Build-2</meta:generator>
    <meta:document-statistic meta:object-count="55"/>
  </office:meta>
</office:document-meta>
</file>